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ubtitle" style:master-page-name="Standard">
      <style:paragraph-properties fo:text-align="center"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Heading_20_3">
      <style:paragraph-properties fo:break-before="auto" fo:margin-top="0.494cm" fo:margin-bottom="0.141cm" style:writing-mode="lr-tb"/>
    </style:style>
    <style:style style:name="T2_1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Heading_20_3">
      <style:paragraph-properties fo:break-before="auto" fo:margin-top="0.494cm" fo:margin-bottom="0.141cm" style:writing-mode="lr-tb"/>
    </style:style>
    <style:style style:name="T8_1" style:family="text"/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Heading_20_3">
      <style:paragraph-properties fo:break-before="auto" style:writing-mode="lr-tb"/>
    </style:style>
    <style:style style:name="T11_1" style:family="text"/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T12_27" style:family="text"/>
    <style:style style:name="T12_28" style:family="text">
      <style:text-properties fo:color="#1155cc" style:text-underline-style="solid" style:text-underline-color="font-color"/>
    </style:style>
    <style:style style:name="T12_29" style:family="text"/>
    <style:style style:name="T12_30" style:family="text">
      <style:text-properties fo:color="#1155cc" style:text-underline-style="solid" style:text-underline-color="font-color"/>
    </style:style>
    <style:style style:name="T12_31" style:family="text"/>
    <style:style style:name="T12_32" style:family="text">
      <style:text-properties fo:color="#1155cc" style:text-underline-style="solid" style:text-underline-color="font-color"/>
    </style:style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fo:font-style="italic" style:font-style-asian="italic" style:font-style-complex="italic"/>
    </style:style>
    <style:style style:name="T14_2" style:family="text">
      <style:text-properties fo:font-style="italic" style:font-style-asian="italic" style:font-style-complex="italic"/>
    </style:style>
    <style:style style:name="T14_3" style:family="text">
      <style:text-properties fo:font-style="italic" style:font-style-asian="italic" style:font-style-complex="italic"/>
    </style:style>
    <style:style style:name="T14_4" style:family="text">
      <style:text-properties fo:font-style="italic" style:font-style-asian="italic" style:font-style-complex="italic"/>
    </style:style>
    <style:style style:name="T14_5" style:family="text">
      <style:text-properties fo:font-style="italic" style:font-style-asian="italic" style:font-style-complex="italic"/>
    </style:style>
    <style:style style:name="T14_6" style:family="text">
      <style:text-properties fo:font-style="italic" style:font-style-asian="italic" style:font-style-complex="italic"/>
    </style:style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style:writing-mode="lr-tb"/>
    </style:style>
    <style:style style:name="T18_1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style:writing-mode="lr-tb"/>
    </style:style>
    <style:style style:name="T25_1" style:family="text">
      <style:text-properties fo:font-weight="bold" style:font-weight-asian="bold" style:font-weight-complex="bold"/>
    </style:style>
  </office:automatic-styles>
  <office:body>
    <office:text>
      <text:p text:style-name="P1"><text:bookmark-start text:name="h.qa0rajt0whsv"/><text:bookmark-end text:name="h.qa0rajt0whsv"/><text:span text:style-name="T1_1">Tarea</text:span><text:span text:style-name="T1_2"><text:s/></text:span><text:span text:style-name="T1_3">HTTP</text:span></text:p>
      <text:h text:style-name="P2" text:outline-level="10"><text:bookmark-start text:name="h.x6yyda6djlz3"/><text:bookmark-end text:name="h.x6yyda6djlz3"/><text:span text:style-name="T2_1">Google</text:span></text:h>
      <text:p text:style-name="P3"><text:span text:style-name="T3_1">Cantidad</text:span><text:span text:style-name="T3_2"><text:s/></text:span><text:span text:style-name="T3_3">de</text:span><text:span text:style-name="T3_4"><text:s/></text:span><text:span text:style-name="T3_5">request</text:span><text:span text:style-name="T3_6"><text:s/></text:span><text:span text:style-name="T3_7">realizados</text:span><text:span text:style-name="T3_8"><text:s/></text:span><text:span text:style-name="T3_9">cuando</text:span><text:span text:style-name="T3_10"><text:s/></text:span><text:span text:style-name="T3_11">se</text:span><text:span text:style-name="T3_12"><text:s/></text:span><text:span text:style-name="T3_13">navega</text:span><text:span text:style-name="T3_14"><text:s/></text:span><text:span text:style-name="T3_15"><text:a xlink:type="simple" xlink:href="http://www.google.com/"><text:span text:style-name="T3_16">www</text:span></text:a></text:span><text:span text:style-name="T3_17"><text:a xlink:type="simple" xlink:href="http://www.google.com/"><text:span text:style-name="T3_18">.</text:span></text:a></text:span><text:span text:style-name="T3_19"><text:a xlink:type="simple" xlink:href="http://www.google.com/"><text:span text:style-name="T3_20">google</text:span></text:a></text:span><text:span text:style-name="T3_21"><text:a xlink:type="simple" xlink:href="http://www.google.com/"><text:span text:style-name="T3_22">.</text:span></text:a></text:span><text:span text:style-name="T3_23"><text:a xlink:type="simple" xlink:href="http://www.google.com/"><text:span text:style-name="T3_24">com</text:span></text:a></text:span></text:p>
      <text:p text:style-name="P4"/>
      <text:p text:style-name="P5"><text:span text:style-name="T5_1">16<text:s/></text:span><text:span text:style-name="T5_2">GET</text:span><text:span text:style-name="T5_3"><text:s/></text:span><text:span text:style-name="T5_4">y</text:span><text:span text:style-name="T5_5"><text:s/>1<text:s/></text:span><text:span text:style-name="T5_6">POST</text:span><text:span text:style-name="T5_7"><text:s/></text:span><text:span text:style-name="T5_8">si</text:span><text:span text:style-name="T5_9"><text:s/></text:span><text:span text:style-name="T5_10">estoy</text:span><text:span text:style-name="T5_11"><text:s/></text:span><text:span text:style-name="T5_12">logueado</text:span></text:p>
      <text:p text:style-name="P6"><text:span text:style-name="T6_1">10<text:s/></text:span><text:span text:style-name="T6_2">GET</text:span><text:span text:style-name="T6_3"><text:s/></text:span><text:span text:style-name="T6_4">si</text:span><text:span text:style-name="T6_5"><text:s/></text:span><text:span text:style-name="T6_6">no</text:span><text:span text:style-name="T6_7"><text:s/></text:span><text:span text:style-name="T6_8">estoy</text:span><text:span text:style-name="T6_9"><text:s/></text:span><text:span text:style-name="T6_10">logueado</text:span></text:p>
      <text:p text:style-name="P7"/>
      <text:h text:style-name="P8" text:outline-level="10"><text:bookmark-start text:name="h.ftxuzkp3ukt3"/><text:bookmark-end text:name="h.ftxuzkp3ukt3"/><text:span text:style-name="T8_1">Unq</text:span></text:h>
      <text:p text:style-name="P9"><text:span text:style-name="T9_1">Cantidad</text:span><text:span text:style-name="T9_2"><text:s/></text:span><text:span text:style-name="T9_3">de</text:span><text:span text:style-name="T9_4"><text:s/></text:span><text:span text:style-name="T9_5">request</text:span><text:span text:style-name="T9_6"><text:s/></text:span><text:span text:style-name="T9_7">realizados</text:span><text:span text:style-name="T9_8"><text:s/></text:span><text:span text:style-name="T9_9">cuando</text:span><text:span text:style-name="T9_10"><text:s/></text:span><text:span text:style-name="T9_11">se</text:span><text:span text:style-name="T9_12"><text:s/></text:span><text:span text:style-name="T9_13">navega</text:span><text:span text:style-name="T9_14"><text:s/></text:span><text:span text:style-name="T9_15"><text:a xlink:type="simple" xlink:href="http://www.unq.edu.ar/"><text:span text:style-name="T9_16">www</text:span></text:a></text:span><text:span text:style-name="T9_17"><text:a xlink:type="simple" xlink:href="http://www.unq.edu.ar/"><text:span text:style-name="T9_18">.</text:span></text:a></text:span><text:span text:style-name="T9_19"><text:a xlink:type="simple" xlink:href="http://www.unq.edu.ar/"><text:span text:style-name="T9_20">unq</text:span></text:a></text:span><text:span text:style-name="T9_21"><text:a xlink:type="simple" xlink:href="http://www.unq.edu.ar/"><text:span text:style-name="T9_22">.</text:span></text:a></text:span><text:span text:style-name="T9_23"><text:a xlink:type="simple" xlink:href="http://www.unq.edu.ar/"><text:span text:style-name="T9_24">edu</text:span></text:a></text:span><text:span text:style-name="T9_25"><text:a xlink:type="simple" xlink:href="http://www.unq.edu.ar/"><text:span text:style-name="T9_26">.</text:span></text:a></text:span><text:span text:style-name="T9_27"><text:a xlink:type="simple" xlink:href="http://www.unq.edu.ar/"><text:span text:style-name="T9_28">ar</text:span></text:a></text:span></text:p>
      <text:p text:style-name="P10"><text:span text:style-name="T10_1">78<text:s/></text:span><text:span text:style-name="T10_2">GET</text:span><text:span text:style-name="T10_3"><text:s/></text:span><text:span text:style-name="T10_4">y</text:span><text:span text:style-name="T10_5"><text:s/>2<text:s/></text:span><text:span text:style-name="T10_6">POST</text:span></text:p>
      <text:h text:style-name="P11" text:outline-level="10"><text:bookmark-start text:name="h.fphkrrftvl61"/><text:bookmark-end text:name="h.fphkrrftvl61"/><text:span text:style-name="T11_1">Facebook</text:span></text:h>
      <text:p text:style-name="P12"><text:span text:style-name="T12_1">Nombre</text:span><text:span text:style-name="T12_2"><text:s/></text:span><text:span text:style-name="T12_3">de</text:span><text:span text:style-name="T12_4"><text:s/></text:span><text:span text:style-name="T12_5">los</text:span><text:span text:style-name="T12_6"><text:s/></text:span><text:span text:style-name="T12_7">parámetros</text:span><text:span text:style-name="T12_8"><text:s/></text:span><text:span text:style-name="T12_9">del</text:span><text:span text:style-name="T12_10"><text:s/></text:span><text:span text:style-name="T12_11">formulario</text:span><text:span text:style-name="T12_12"><text:s/></text:span><text:span text:style-name="T12_13">que</text:span><text:span text:style-name="T12_14"><text:s/></text:span><text:span text:style-name="T12_15">se</text:span><text:span text:style-name="T12_16"><text:s/></text:span><text:span text:style-name="T12_17">envía</text:span><text:span text:style-name="T12_18"><text:s/></text:span><text:span text:style-name="T12_19">cuando</text:span><text:span text:style-name="T12_20"><text:s/></text:span><text:span text:style-name="T12_21">navegan</text:span><text:span text:style-name="T12_22"><text:s/></text:span><text:span text:style-name="T12_23"><text:a xlink:type="simple" xlink:href="http://www.facebook.com/"><text:span text:style-name="T12_24">www</text:span></text:a></text:span><text:span text:style-name="T12_25"><text:a xlink:type="simple" xlink:href="http://www.facebook.com/"><text:span text:style-name="T12_26">.</text:span></text:a></text:span><text:span text:style-name="T12_27"><text:a xlink:type="simple" xlink:href="http://www.facebook.com/"><text:span text:style-name="T12_28">facebook</text:span></text:a></text:span><text:span text:style-name="T12_29"><text:a xlink:type="simple" xlink:href="http://www.facebook.com/"><text:span text:style-name="T12_30">.</text:span></text:a></text:span><text:span text:style-name="T12_31"><text:a xlink:type="simple" xlink:href="http://www.facebook.com/"><text:span text:style-name="T12_32">com</text:span></text:a></text:span><text:span text:style-name="T12_33">,<text:s/></text:span><text:span text:style-name="T12_34">completan</text:span><text:span text:style-name="T12_35"><text:s/></text:span><text:span text:style-name="T12_36">sus</text:span><text:span text:style-name="T12_37"><text:s/></text:span><text:span text:style-name="T12_38">credenciales</text:span><text:span text:style-name="T12_39"><text:s/></text:span><text:span text:style-name="T12_40">y</text:span><text:span text:style-name="T12_41"><text:s/></text:span><text:span text:style-name="T12_42">presionan</text:span><text:span text:style-name="T12_43"><text:s/></text:span><text:span text:style-name="T12_44">Log</text:span><text:span text:style-name="T12_45"><text:s/></text:span><text:span text:style-name="T12_46">In</text:span><text:span text:style-name="T12_47">.</text:span></text:p>
      <text:p text:style-name="P13"/>
      <text:p text:style-name="P14"><text:span text:style-name="T14_1">Los</text:span><text:span text:style-name="T14_2"><text:s/></text:span><text:span text:style-name="T14_3">paŕametros</text:span><text:span text:style-name="T14_4"><text:s/></text:span><text:span text:style-name="T14_5">son</text:span><text:span text:style-name="T14_6">:</text:span></text:p>
      <text:p text:style-name="P15"/>
      <text:p text:style-name="P16"><text:span text:style-name="T16_1">charset</text:span><text:span text:style-name="T16_2">_</text:span><text:span text:style-name="T16_3">test</text:span></text:p>
      <text:p text:style-name="P17"><text:span text:style-name="T17_1">default</text:span><text:span text:style-name="T17_2">_</text:span><text:span text:style-name="T17_3">persistent</text:span></text:p>
      <text:p text:style-name="P18"><text:span text:style-name="T18_1">email</text:span></text:p>
      <text:p text:style-name="P19"><text:span text:style-name="T19_1">lgnjs</text:span></text:p>
      <text:p text:style-name="P20"><text:span text:style-name="T20_1">lgnrnd</text:span></text:p>
      <text:p text:style-name="P21"><text:span text:style-name="T21_1">locale</text:span></text:p>
      <text:p text:style-name="P22"><text:span text:style-name="T22_1">lsd</text:span></text:p>
      <text:p text:style-name="P23"><text:span text:style-name="T23_1">pass</text:span></text:p>
      <text:p text:style-name="P24"><text:span text:style-name="T24_1">persistent</text:span></text:p>
      <text:p text:style-name="P25"><text:span text:style-name="T25_1">timezon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